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6cm"/>
    </style:style>
    <style:style style:name="gr2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draw:marker-start="Arrow" draw:marker-start-width="0.229cm" draw:marker-end="" draw:marker-end-width="0.229cm" draw:fill="none" draw:textarea-vertical-align="middl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9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0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1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2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3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4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5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6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7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8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9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0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1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2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23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24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25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26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27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28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29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30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31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32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33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34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35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36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37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8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9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0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1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2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3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4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5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6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7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8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9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0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1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2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53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54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55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56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57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58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59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60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61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62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63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64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65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66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67" style:family="graphic" style:parent-style-name="standard">
      <style:graphic-properties draw:stroke="none" svg:stroke-color="#000000" draw:fill="none" draw:fill-color="#ffffff" fo:min-height="0.639cm"/>
    </style:style>
    <style:style style:name="gr68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9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0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1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2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3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74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75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76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77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P1" style:family="paragraph"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family="'Liberation Sans'" style:font-family-generic="roman" style:font-pitch="variable" fo:font-size="9pt" style:letter-kerning="true" style:font-family-asian="'WenQuanYi Micro Hei'" style:font-family-generic-asian="system" style:font-pitch-asian="variable" style:font-size-asian="9pt" style:font-family-complex="'Lohit Hindi'" style:font-family-generic-complex="system" style:font-pitch-complex="variable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97cm" svg:height="1.016cm" svg:x="2.794cm" svg:y="0.508cm">
          <draw:text-box>
            <text:p><text:span text:style-name="T1">31</text:span></text:p>
          </draw:text-box>
        </draw:frame>
        <draw:custom-shape draw:style-name="gr2" draw:text-style-name="P3" draw:layer="layout" svg:width="4.572cm" svg:height="0.889cm" svg:x="3.048cm" svg:y="1.143cm">
          <text:p text:style-name="P2"><text:span text:style-name="T2">0000000000000000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021cm" svg:height="1.016cm" svg:x="1.027cm" svg:y="1.27cm">
          <draw:text-box>
            <text:p><text:span text:style-name="T3">(Rn)</text:span></text:p>
          </draw:text-box>
        </draw:frame>
        <draw:line draw:style-name="gr3" draw:text-style-name="P2" draw:layer="layout" svg:x1="5.588cm" svg:y1="3.429cm" svg:x2="8.763cm" svg:y2="2.032cm">
          <text:p/>
        </draw:line>
        <draw:custom-shape draw:style-name="gr4" draw:text-style-name="P3" draw:layer="layout" svg:width="2.286cm" svg:height="0.889cm" svg:x="7.62cm" svg:y="1.143cm">
          <text:p text:style-name="P2"><text:span text:style-name="T2">BN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192cm" svg:y1="3.429cm" svg:x2="10.922cm" svg:y2="2.032cm">
          <text:p/>
        </draw:line>
        <draw:frame draw:style-name="gr1" draw:text-style-name="P1" draw:layer="layout" svg:width="1.397cm" svg:height="1.016cm" svg:x="6.858cm" svg:y="0.508cm">
          <draw:text-box>
            <text:p><text:span text:style-name="T1">16</text:span></text:p>
          </draw:text-box>
        </draw:frame>
        <draw:frame draw:style-name="gr1" draw:text-style-name="P1" draw:layer="layout" svg:width="1.397cm" svg:height="1.016cm" svg:x="7.393cm" svg:y="0.508cm">
          <draw:text-box>
            <text:p><text:span text:style-name="T1">15</text:span></text:p>
          </draw:text-box>
        </draw:frame>
        <draw:custom-shape draw:style-name="gr5" draw:text-style-name="P3" draw:layer="layout" svg:width="0.635cm" svg:height="0.889cm" svg:x="11.557cm" svg:y="1.143cm">
          <text:p text:style-name="P2"><text:span text:style-name="T2">00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651cm" svg:height="0.889cm" svg:x="9.906cm" svg:y="1.143cm">
          <text:p text:style-name="P2"><text:span text:style-name="T2">EN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635cm" svg:height="1.016cm" svg:x="9.398cm" svg:y="0.508cm">
          <draw:text-box>
            <text:p><text:span text:style-name="T1">7</text:span></text:p>
          </draw:text-box>
        </draw:frame>
        <draw:frame draw:style-name="gr1" draw:text-style-name="P1" draw:layer="layout" svg:width="0.635cm" svg:height="1.016cm" svg:x="9.779cm" svg:y="0.508cm">
          <draw:text-box>
            <text:p><text:span text:style-name="T1">6</text:span></text:p>
          </draw:text-box>
        </draw:frame>
        <draw:frame draw:style-name="gr1" draw:text-style-name="P1" draw:layer="layout" svg:width="0.635cm" svg:height="1.016cm" svg:x="11.049cm" svg:y="0.508cm">
          <draw:text-box>
            <text:p><text:span text:style-name="T1">2</text:span></text:p>
          </draw:text-box>
        </draw:frame>
        <draw:frame draw:style-name="gr1" draw:text-style-name="P1" draw:layer="layout" svg:width="0.635cm" svg:height="1.016cm" svg:x="11.684cm" svg:y="0.508cm">
          <draw:text-box>
            <text:p><text:span text:style-name="T1">0</text:span></text:p>
          </draw:text-box>
        </draw:frame>
        <draw:frame draw:style-name="gr1" draw:text-style-name="P1" draw:layer="layout" svg:width="4.815cm" svg:height="1.115cm" svg:x="12.711cm" svg:y="1.016cm">
          <draw:text-box>
            <text:p><text:span text:style-name="T3">BN: Bank number field</text:span></text:p>
            <text:p><text:span text:style-name="T3">EN: Entry number field</text:span></text:p>
          </draw:text-box>
        </draw:frame>
        <draw:custom-shape draw:style-name="gr7" draw:text-style-name="P3" draw:layer="layout" svg:width="3.429cm" svg:height="0.508cm" svg:x="3.683cm" svg:y="4.191cm">
          <text:p text:style-name="P2"><text:span text:style-name="T4">Bank 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429cm" svg:height="0.508cm" svg:x="3.683cm" svg:y="4.699cm">
          <text:p text:style-name="P2"><text:span text:style-name="T4">Bank 1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429cm" svg:height="0.508cm" svg:x="3.683cm" svg:y="5.207cm">
          <text:p text:style-name="P2"><text:span text:style-name="T4">Bank 2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3.429cm" svg:height="0.508cm" svg:x="3.683cm" svg:y="5.715cm">
          <text:p text:style-name="P2"><text:span text:style-name="T4">Bank 3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429cm" svg:height="0.508cm" svg:x="3.683cm" svg:y="6.223cm">
          <text:p text:style-name="P2"><text:span text:style-name="T4">Bank 4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429cm" svg:height="0.508cm" svg:x="3.683cm" svg:y="6.731cm">
          <text:p text:style-name="P2"><text:span text:style-name="T4">Bank 5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429cm" svg:height="0.508cm" svg:x="3.683cm" svg:y="7.239cm">
          <text:p text:style-name="P2"><text:span text:style-name="T4">Bank 6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3.429cm" svg:height="0.508cm" svg:x="3.683cm" svg:y="7.747cm">
          <text:p text:style-name="P2"><text:span text:style-name="T4">Bank 7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3.429cm" svg:height="0.508cm" svg:x="3.683cm" svg:y="8.255cm">
          <text:p text:style-name="P2"><text:span text:style-name="T4">Bank 8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3.429cm" svg:height="0.508cm" svg:x="3.683cm" svg:y="8.763cm">
          <text:p text:style-name="P2"><text:span text:style-name="T4">Bank 9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3.429cm" svg:height="0.508cm" svg:x="3.683cm" svg:y="9.271cm">
          <text:p text:style-name="P2"><text:span text:style-name="T4">Bank 10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429cm" svg:height="0.508cm" svg:x="3.683cm" svg:y="9.779cm">
          <text:p text:style-name="P2"><text:span text:style-name="T4">Bank 11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429cm" svg:height="0.508cm" svg:x="3.683cm" svg:y="10.287cm">
          <text:p text:style-name="P2"><text:span text:style-name="T4">Bank 12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.429cm" svg:height="0.508cm" svg:x="3.683cm" svg:y="10.795cm">
          <text:p text:style-name="P2"><text:span text:style-name="T4">Bank 13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3.429cm" svg:height="0.508cm" svg:x="3.683cm" svg:y="11.303cm">
          <text:p text:style-name="P2"><text:span text:style-name="T4">Bank 14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3.429cm" svg:height="0.508cm" svg:x="0.381cm" svg:y="4.191cm">
          <text:p text:style-name="P2"><text:span text:style-name="T4">000000000 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3.429cm" svg:height="0.508cm" svg:x="0.381cm" svg:y="4.699cm">
          <text:p text:style-name="P2"><text:span text:style-name="T4">000000001 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3.429cm" svg:height="0.508cm" svg:x="0.335cm" svg:y="5.207cm">
          <text:p text:style-name="P2"><text:span text:style-name="T4">000000010</text:span></text:p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3.429cm" svg:height="0.508cm" svg:x="0.381cm" svg:y="5.715cm">
          <text:p text:style-name="P2"><text:span text:style-name="T4">000000011 </text:span></text:p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3.429cm" svg:height="0.508cm" svg:x="0.381cm" svg:y="6.223cm">
          <text:p text:style-name="P2"><text:span text:style-name="T4">000000100 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3.429cm" svg:height="0.508cm" svg:x="0.381cm" svg:y="6.731cm">
          <text:p text:style-name="P2"><text:span text:style-name="T4">000000101 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3.429cm" svg:height="0.508cm" svg:x="0.381cm" svg:y="7.239cm">
          <text:p text:style-name="P2"><text:span text:style-name="T4">000000110 </text:span>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3.429cm" svg:height="0.508cm" svg:x="0.381cm" svg:y="7.747cm">
          <text:p text:style-name="P2"><text:span text:style-name="T4">000000111 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3.429cm" svg:height="0.508cm" svg:x="0.381cm" svg:y="8.255cm">
          <text:p text:style-name="P2"><text:span text:style-name="T4">000001000 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3.429cm" svg:height="0.508cm" svg:x="0.381cm" svg:y="8.763cm">
          <text:p text:style-name="P2"><text:span text:style-name="T4">000001001 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3.429cm" svg:height="0.508cm" svg:x="0.381cm" svg:y="9.271cm">
          <text:p text:style-name="P2"><text:span text:style-name="T4">000001010 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3.429cm" svg:height="0.508cm" svg:x="0.381cm" svg:y="9.779cm">
          <text:p text:style-name="P2"><text:span text:style-name="T4">000001011 </text:span>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3.429cm" svg:height="0.508cm" svg:x="0.381cm" svg:y="10.287cm">
          <text:p text:style-name="P2"><text:span text:style-name="T4">000001100 </text:span></text:p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3.429cm" svg:height="0.508cm" svg:x="0.381cm" svg:y="10.795cm">
          <text:p text:style-name="P2"><text:span text:style-name="T4">000001101 </text:span></text:p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3.429cm" svg:height="0.508cm" svg:x="0.381cm" svg:y="11.303cm">
          <text:p text:style-name="P2"><text:span text:style-name="T4">000001110 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021cm" svg:height="1.016cm" svg:x="2.078cm" svg:y="3.556cm">
          <draw:text-box>
            <text:p><text:span text:style-name="T1">BN</text:span></text:p>
          </draw:text-box>
        </draw:frame>
        <draw:frame draw:style-name="gr1" draw:text-style-name="P1" draw:layer="layout" svg:width="3.429cm" svg:height="1.016cm" svg:x="4.01cm" svg:y="3.556cm">
          <draw:text-box>
            <text:p><text:span text:style-name="T1">Register Bank</text:span></text:p>
          </draw:text-box>
        </draw:frame>
        <draw:custom-shape draw:style-name="gr37" draw:text-style-name="P3" draw:layer="layout" svg:width="3.429cm" svg:height="0.508cm" svg:x="12.319cm" svg:y="4.191cm">
          <text:p text:style-name="P2"><text:span text:style-name="T4">R0</text:span></text:p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3.429cm" svg:height="0.508cm" svg:x="12.319cm" svg:y="4.699cm">
          <text:p text:style-name="P2"><text:span text:style-name="T4">R1</text:span></text:p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3.429cm" svg:height="0.508cm" svg:x="12.319cm" svg:y="5.207cm">
          <text:p text:style-name="P2"><text:span text:style-name="T4">R2</text:span>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3.429cm" svg:height="0.508cm" svg:x="12.319cm" svg:y="5.715cm">
          <text:p text:style-name="P2"><text:span text:style-name="T4">R3</text:span>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3.429cm" svg:height="0.508cm" svg:x="12.319cm" svg:y="6.223cm">
          <text:p text:style-name="P2"><text:span text:style-name="T4">R4</text:span></text:p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3.429cm" svg:height="0.508cm" svg:x="12.319cm" svg:y="6.731cm">
          <text:p text:style-name="P2"><text:span text:style-name="T4">R5</text:span></text:p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3.429cm" svg:height="0.508cm" svg:x="12.319cm" svg:y="7.239cm">
          <text:p text:style-name="P2"><text:span text:style-name="T4">R6</text:span></text:p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3.429cm" svg:height="0.508cm" svg:x="12.319cm" svg:y="7.747cm">
          <text:p text:style-name="P2"><text:span text:style-name="T4">R7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layer="layout" svg:width="3.429cm" svg:height="0.508cm" svg:x="12.319cm" svg:y="8.255cm">
          <text:p text:style-name="P2"><text:span text:style-name="T4">R8</text:span>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3.429cm" svg:height="0.508cm" svg:x="12.319cm" svg:y="8.763cm">
          <text:p text:style-name="P2"><text:span text:style-name="T4">R9</text:span></text:p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3.429cm" svg:height="0.508cm" svg:x="12.319cm" svg:y="9.271cm">
          <text:p text:style-name="P2"><text:span text:style-name="T4">R10</text:span></text:p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3.429cm" svg:height="0.508cm" svg:x="12.319cm" svg:y="9.779cm">
          <text:p text:style-name="P2"><text:span text:style-name="T4">R11</text:span></text:p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429cm" svg:height="0.508cm" svg:x="12.319cm" svg:y="10.287cm">
          <text:p text:style-name="P2"><text:span text:style-name="T4">R12</text:span></text:p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3.429cm" svg:height="0.508cm" svg:x="12.319cm" svg:y="10.795cm">
          <text:p text:style-name="P2"><text:span text:style-name="T4">R13</text:span></text:p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3.429cm" svg:height="0.508cm" svg:x="12.319cm" svg:y="11.303cm">
          <text:p text:style-name="P2"><text:span text:style-name="T4">R14</text:span></text:p>
          <draw:enhanced-geometry svg:viewBox="0 0 21600 21600" draw:type="rectangle" draw:enhanced-path="M 0 0 L 21600 0 21600 21600 0 21600 0 0 Z N"/>
        </draw:custom-shape>
        <draw:custom-shape draw:style-name="gr52" draw:text-style-name="P3" draw:layer="layout" svg:width="3.429cm" svg:height="0.508cm" svg:x="9.717cm" svg:y="4.191cm">
          <text:p text:style-name="P2"><text:span text:style-name="T4">00000 </text:span></text:p>
          <draw:enhanced-geometry svg:viewBox="0 0 21600 21600" draw:type="rectangle" draw:enhanced-path="M 0 0 L 21600 0 21600 21600 0 21600 0 0 Z N"/>
        </draw:custom-shape>
        <draw:custom-shape draw:style-name="gr53" draw:text-style-name="P3" draw:layer="layout" svg:width="3.429cm" svg:height="0.508cm" svg:x="9.717cm" svg:y="4.699cm">
          <text:p text:style-name="P2"><text:span text:style-name="T4">00001 </text:span></text:p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3.429cm" svg:height="0.508cm" svg:x="9.666cm" svg:y="5.207cm">
          <text:p text:style-name="P2"><text:span text:style-name="T4">000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" draw:layer="layout" svg:width="3.429cm" svg:height="0.508cm" svg:x="9.717cm" svg:y="5.715cm">
          <text:p text:style-name="P2"><text:span text:style-name="T4">00011 </text:span></text:p>
          <draw:enhanced-geometry svg:viewBox="0 0 21600 21600" draw:type="rectangle" draw:enhanced-path="M 0 0 L 21600 0 21600 21600 0 21600 0 0 Z N"/>
        </draw:custom-shape>
        <draw:custom-shape draw:style-name="gr56" draw:text-style-name="P3" draw:layer="layout" svg:width="3.429cm" svg:height="0.508cm" svg:x="9.717cm" svg:y="6.223cm">
          <text:p text:style-name="P2"><text:span text:style-name="T4">00100 </text:span></text:p>
          <draw:enhanced-geometry svg:viewBox="0 0 21600 21600" draw:type="rectangle" draw:enhanced-path="M 0 0 L 21600 0 21600 21600 0 21600 0 0 Z N"/>
        </draw:custom-shape>
        <draw:custom-shape draw:style-name="gr57" draw:text-style-name="P3" draw:layer="layout" svg:width="3.429cm" svg:height="0.508cm" svg:x="9.717cm" svg:y="6.731cm">
          <text:p text:style-name="P2"><text:span text:style-name="T4">00101 </text:span></text:p>
          <draw:enhanced-geometry svg:viewBox="0 0 21600 21600" draw:type="rectangle" draw:enhanced-path="M 0 0 L 21600 0 21600 21600 0 21600 0 0 Z N"/>
        </draw:custom-shape>
        <draw:custom-shape draw:style-name="gr58" draw:text-style-name="P3" draw:layer="layout" svg:width="3.429cm" svg:height="0.508cm" svg:x="9.717cm" svg:y="7.239cm">
          <text:p text:style-name="P2"><text:span text:style-name="T4">00110 </text:span></text:p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3.429cm" svg:height="0.508cm" svg:x="9.717cm" svg:y="7.747cm">
          <text:p text:style-name="P2"><text:span text:style-name="T4">00111 </text:span></text:p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3.429cm" svg:height="0.508cm" svg:x="9.717cm" svg:y="8.255cm">
          <text:p text:style-name="P2"><text:span text:style-name="T4">01000 </text:span></text:p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3.429cm" svg:height="0.508cm" svg:x="9.717cm" svg:y="8.763cm">
          <text:p text:style-name="P2"><text:span text:style-name="T4">01001 </text:span></text:p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3.429cm" svg:height="0.508cm" svg:x="9.717cm" svg:y="9.271cm">
          <text:p text:style-name="P2"><text:span text:style-name="T4">01010 </text:span></text:p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3.429cm" svg:height="0.508cm" svg:x="9.717cm" svg:y="9.779cm">
          <text:p text:style-name="P2"><text:span text:style-name="T4">01011 </text:span></text:p>
          <draw:enhanced-geometry svg:viewBox="0 0 21600 21600" draw:type="rectangle" draw:enhanced-path="M 0 0 L 21600 0 21600 21600 0 21600 0 0 Z N"/>
        </draw:custom-shape>
        <draw:custom-shape draw:style-name="gr64" draw:text-style-name="P3" draw:layer="layout" svg:width="3.429cm" svg:height="0.508cm" svg:x="9.717cm" svg:y="10.287cm">
          <text:p text:style-name="P2"><text:span text:style-name="T4">01100 </text:span></text:p>
          <draw:enhanced-geometry svg:viewBox="0 0 21600 21600" draw:type="rectangle" draw:enhanced-path="M 0 0 L 21600 0 21600 21600 0 21600 0 0 Z N"/>
        </draw:custom-shape>
        <draw:custom-shape draw:style-name="gr65" draw:text-style-name="P3" draw:layer="layout" svg:width="3.429cm" svg:height="0.508cm" svg:x="9.717cm" svg:y="10.795cm">
          <text:p text:style-name="P2"><text:span text:style-name="T4">01101 </text:span></text:p>
          <draw:enhanced-geometry svg:viewBox="0 0 21600 21600" draw:type="rectangle" draw:enhanced-path="M 0 0 L 21600 0 21600 21600 0 21600 0 0 Z N"/>
        </draw:custom-shape>
        <draw:custom-shape draw:style-name="gr66" draw:text-style-name="P3" draw:layer="layout" svg:width="3.429cm" svg:height="0.508cm" svg:x="9.717cm" svg:y="11.303cm">
          <text:p text:style-name="P2"><text:span text:style-name="T4">01110 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021cm" svg:height="1.016cm" svg:x="11.014cm" svg:y="3.556cm">
          <draw:text-box>
            <text:p><text:span text:style-name="T1">EN</text:span></text:p>
          </draw:text-box>
        </draw:frame>
        <draw:frame draw:style-name="gr67" draw:text-style-name="P1" draw:layer="layout" svg:width="4.318cm" svg:height="0.889cm" svg:x="11.938cm" svg:y="3.556cm">
          <draw:text-box>
            <text:p><text:span text:style-name="T1">Entry in Register Bank</text:span></text:p>
          </draw:text-box>
        </draw:frame>
        <draw:custom-shape draw:style-name="gr68" draw:text-style-name="P3" draw:layer="layout" svg:width="3.429cm" svg:height="0.508cm" svg:x="12.319cm" svg:y="11.811cm">
          <text:p text:style-name="P2"><text:span text:style-name="T4">MACH</text:span></text:p>
          <draw:enhanced-geometry svg:viewBox="0 0 21600 21600" draw:type="rectangle" draw:enhanced-path="M 0 0 L 21600 0 21600 21600 0 21600 0 0 Z N"/>
        </draw:custom-shape>
        <draw:custom-shape draw:style-name="gr69" draw:text-style-name="P3" draw:layer="layout" svg:width="3.429cm" svg:height="0.508cm" svg:x="12.319cm" svg:y="12.319cm">
          <text:p text:style-name="P2"><text:span text:style-name="T4">Interrupt vector offset</text:span></text:p>
          <draw:enhanced-geometry svg:viewBox="0 0 21600 21600" draw:type="rectangle" draw:enhanced-path="M 0 0 L 21600 0 21600 21600 0 21600 0 0 Z N"/>
        </draw:custom-shape>
        <draw:custom-shape draw:style-name="gr70" draw:text-style-name="P3" draw:layer="layout" svg:width="3.429cm" svg:height="0.508cm" svg:x="12.319cm" svg:y="12.827cm">
          <text:p text:style-name="P2"><text:span text:style-name="T4">PR</text:span></text:p>
          <draw:enhanced-geometry svg:viewBox="0 0 21600 21600" draw:type="rectangle" draw:enhanced-path="M 0 0 L 21600 0 21600 21600 0 21600 0 0 Z N"/>
        </draw:custom-shape>
        <draw:custom-shape draw:style-name="gr71" draw:text-style-name="P3" draw:layer="layout" svg:width="3.429cm" svg:height="0.508cm" svg:x="12.319cm" svg:y="13.335cm">
          <text:p text:style-name="P2"><text:span text:style-name="T4">GBR</text:span></text:p>
          <draw:enhanced-geometry svg:viewBox="0 0 21600 21600" draw:type="rectangle" draw:enhanced-path="M 0 0 L 21600 0 21600 21600 0 21600 0 0 Z N"/>
        </draw:custom-shape>
        <draw:custom-shape draw:style-name="gr72" draw:text-style-name="P3" draw:layer="layout" svg:width="3.429cm" svg:height="0.508cm" svg:x="12.319cm" svg:y="13.843cm">
          <text:p text:style-name="P2"><text:span text:style-name="T4">MACL</text:span></text:p>
          <draw:enhanced-geometry svg:viewBox="0 0 21600 21600" draw:type="rectangle" draw:enhanced-path="M 0 0 L 21600 0 21600 21600 0 21600 0 0 Z N"/>
        </draw:custom-shape>
        <draw:custom-shape draw:style-name="gr73" draw:text-style-name="P3" draw:layer="layout" svg:width="3.429cm" svg:height="0.508cm" svg:x="9.717cm" svg:y="11.811cm">
          <text:p text:style-name="P2"><text:span text:style-name="T4">01111 </text:span></text:p>
          <draw:enhanced-geometry svg:viewBox="0 0 21600 21600" draw:type="rectangle" draw:enhanced-path="M 0 0 L 21600 0 21600 21600 0 21600 0 0 Z N"/>
        </draw:custom-shape>
        <draw:custom-shape draw:style-name="gr74" draw:text-style-name="P3" draw:layer="layout" svg:width="3.429cm" svg:height="0.508cm" svg:x="9.717cm" svg:y="12.319cm">
          <text:p text:style-name="P2"><text:span text:style-name="T4">10000 </text:span></text:p>
          <draw:enhanced-geometry svg:viewBox="0 0 21600 21600" draw:type="rectangle" draw:enhanced-path="M 0 0 L 21600 0 21600 21600 0 21600 0 0 Z N"/>
        </draw:custom-shape>
        <draw:custom-shape draw:style-name="gr75" draw:text-style-name="P3" draw:layer="layout" svg:width="3.429cm" svg:height="0.508cm" svg:x="9.666cm" svg:y="12.827cm">
          <text:p text:style-name="P2"><text:span text:style-name="T4">10001</text:span></text:p>
          <draw:enhanced-geometry svg:viewBox="0 0 21600 21600" draw:type="rectangle" draw:enhanced-path="M 0 0 L 21600 0 21600 21600 0 21600 0 0 Z N"/>
        </draw:custom-shape>
        <draw:custom-shape draw:style-name="gr76" draw:text-style-name="P3" draw:layer="layout" svg:width="3.429cm" svg:height="0.508cm" svg:x="9.717cm" svg:y="13.335cm">
          <text:p text:style-name="P2"><text:span text:style-name="T4">10010 </text:span></text:p>
          <draw:enhanced-geometry svg:viewBox="0 0 21600 21600" draw:type="rectangle" draw:enhanced-path="M 0 0 L 21600 0 21600 21600 0 21600 0 0 Z N"/>
        </draw:custom-shape>
        <draw:custom-shape draw:style-name="gr77" draw:text-style-name="P3" draw:layer="layout" svg:width="3.429cm" svg:height="0.508cm" svg:x="9.717cm" svg:y="13.843cm">
          <text:p text:style-name="P2"><text:span text:style-name="T4">10011 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09T22:16:52</dc:date>
    <dc:creator>Yam </dc:creator>
    <meta:editing-duration>PT21M42S</meta:editing-duration>
    <meta:editing-cycles>16</meta:editing-cycles>
    <meta:generator>LibreOffice/3.5$Linux_x86 LibreOffice_project/350m1$Build-2</meta:generator>
    <meta:document-statistic meta:object-count="89"/>
  </office:meta>
</office:document-meta>
</file>